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sta funcion se llama desde Juejos.html. De acuerdo al valor que se le pase suma puntuacion para el jugador 1 o 2 </text:p>
      <text:p text:style-name="Standard"/>
      <text:p text:style-name="P1">&lt;button id="Jugador1" onclick="TirarDados(1);"&gt;Tirar Dados Jugador 1&lt;/button&gt;</text:p>
      <text:p text:style-name="P1">&lt;button id="Jugador2" onclick="TirarDados(2);"&gt;Tirar Dados Jugador 2&lt;/button&gt;</text:p>
      <text:p text:style-name="P1"/>
      <text:p text:style-name="Standard">function TirarDados(NroJugador){</text:p>
      <text:p text:style-name="Standard"/>
      <text:p text:style-name="Standard"><text:tab/>if(NroJugador==1){</text:p>
      <text:p text:style-name="Standard"><text:tab/><text:tab/></text:p>
      <text:p text:style-name="Standard"><text:tab/><text:tab/>Generar(NroJugador); <text:span text:style-name="T1">llama a la funcion para generar numeros aleatorios y grabarlos en cada input text de cada dado del jugador </text:span></text:p>
      <text:p text:style-name="Standard"><text:tab/><text:tab/>var tiro1=document.getElementById("txtValorDado1J1").value;</text:p>
      <text:p text:style-name="Standard"><text:tab/><text:tab/>var tiro2=document.getElementById("txtValorDado2J1").value;</text:p>
      <text:p text:style-name="Standard"><text:tab/><text:tab/>var tiro3=document.getElementById("txtValorDado3J1").value;</text:p>
      <text:p text:style-name="P1">El valor de cada dado (variable tiro1,tiro2,tiro3) <text:s text:c="2"/>se acumula <text:s/>en caso que sea impar </text:p>
      <text:p text:style-name="Standard"><text:tab/><text:tab/>if(parseInt(tiro1)%2!=0)</text:p>
      <text:p text:style-name="Standard"><text:tab/><text:tab/>{</text:p>
      <text:p text:style-name="Standard"><text:tab/><text:tab/><text:tab/>AcumPuntajeJugador1=parseInt(AcumPuntajeJugador1)+parseInt(tiro1);</text:p>
      <text:p text:style-name="Standard"><text:tab/><text:tab/>}</text:p>
      <text:p text:style-name="Standard"><text:tab/><text:tab/>if(parseInt(tiro2)%2!=0)</text:p>
      <text:p text:style-name="Standard"><text:tab/><text:tab/>{</text:p>
      <text:p text:style-name="Standard"><text:tab/><text:tab/><text:tab/>AcumPuntajeJugador1=AcumPuntajeJugador1+parseInt(tiro2);</text:p>
      <text:p text:style-name="Standard"><text:tab/><text:tab/>}</text:p>
      <text:p text:style-name="Standard"><text:tab/><text:tab/>if(parseInt(tiro3)%2!=0)</text:p>
      <text:p text:style-name="Standard"><text:tab/><text:tab/>{</text:p>
      <text:p text:style-name="Standard"><text:tab/><text:tab/><text:tab/>AcumPuntajeJugador1=AcumPuntajeJugador1+parseInt(tiro3);</text:p>
      <text:p text:style-name="Standard"><text:tab/><text:tab/>}</text:p>
      <text:p text:style-name="Standard"><text:tab/><text:tab/></text:p>
      <text:p text:style-name="Standard"><text:tab/><text:tab/>TirosJugador1=parseInt(TirosJugador1)+1;</text:p>
      <text:p text:style-name="Standard"><text:tab/><text:tab/>PuntajeTirosJ1[TirosJugador1-1]= AcumPuntajeJugador1;</text:p>
      <text:p text:style-name="P1"><text:tab/><text:tab/>Se va acumulando en un vector el puntaje acumulado en cada tiro </text:p>
      <text:p text:style-name="Standard"/>
      <text:p text:style-name="Standard"><text:tab/><text:tab/>if(TirosJugador1==TirosPorJugador){</text:p>
      <text:p text:style-name="Standard"><text:tab/><text:tab/><text:tab/><text:span text:style-name="T1">Si el jugador 1 llego a los trs tiros, activa para que empieze a jugar el jugador 2 </text:span></text:p>
      <text:p text:style-name="Standard"><text:tab/><text:tab/><text:tab/>document.getElementById('Jugador1').disabled=true;</text:p>
      <text:p text:style-name="Standard"><text:tab/><text:tab/><text:tab/>document.getElementById('Jugador2').disabled=false;</text:p>
      <text:p text:style-name="Standard"><text:tab/><text:tab/><text:tab/>var Acum=0;</text:p>
      <text:p text:style-name="Standard"><text:tab/><text:tab/><text:tab/>TirosJugador1=0;</text:p>
      <text:p text:style-name="Standard"><text:tab/><text:tab/><text:tab/>for(i=0;i&lt;=2;i++){</text:p>
      <text:p text:style-name="Standard"><text:tab/><text:tab/><text:tab/><text:tab/>Acum=parseInt(Acum)+parseInt(PuntajeTirosJ1[i]);</text:p>
      <text:p text:style-name="Standard"><text:tab/><text:tab/><text:tab/><text:tab/></text:p>
      <text:p text:style-name="Standard"><text:tab/><text:tab/><text:tab/>}</text:p>
      <text:p text:style-name="Standard"><text:tab/><text:tab/><text:tab/><text:tab/>PuntajeRondasJ1[ContadorRondasJ1]=Acum;</text:p>
      <text:p text:style-name="Standard"><text:tab/><text:tab/><text:tab/><text:tab/>ContadorRondasJ1=ContadorRondasJ1+1</text:p>
      <text:p text:style-name="P1"><text:tab/><text:tab/><text:tab/><text:tab/>Acumula el total obtenido por el jugador 1 <text:s/>en cada ronda </text:p>
      <text:p text:style-name="Standard"/>
      <text:p text:style-name="Standard"><text:tab/><text:tab/></text:p>
      <text:p text:style-name="Standard"><text:tab/>}</text:p>
      <text:p text:style-name="Standard">}</text:p>
      <text:p text:style-name="Standard">else</text:p>
      <text:p text:style-name="Standard"><text:soft-page-break/>{</text:p>
      <text:p text:style-name="Standard"/>
      <text:p text:style-name="Standard"><text:tab/><text:tab/></text:p>
      <text:p text:style-name="Standard"><text:tab/><text:tab/>Generar(NroJugador);</text:p>
      <text:p text:style-name="Standard"><text:tab/><text:tab/>var tiro1=document.getElementById("txtValorDado1J2").value;</text:p>
      <text:p text:style-name="Standard"><text:tab/><text:tab/>var tiro2=document.getElementById("txtValorDado2J2").value;</text:p>
      <text:p text:style-name="Standard"><text:tab/><text:tab/>var tiro3=document.getElementById("txtValorDado3J2").value;</text:p>
      <text:p text:style-name="Standard"><text:tab/><text:tab/>if(parseInt(tiro1)%2!=0)</text:p>
      <text:p text:style-name="Standard"><text:tab/><text:tab/>{</text:p>
      <text:p text:style-name="Standard"><text:tab/><text:tab/><text:tab/>AcumPuntajeJugador2=AcumPuntajeJugador2+parseInt(tiro1);</text:p>
      <text:p text:style-name="Standard"><text:tab/><text:tab/>}</text:p>
      <text:p text:style-name="Standard"><text:tab/><text:tab/>if(parseInt(tiro2)%2!=0)</text:p>
      <text:p text:style-name="Standard"><text:tab/><text:tab/>{</text:p>
      <text:p text:style-name="Standard"><text:tab/><text:tab/><text:tab/>AcumPuntajeJugador2=AcumPuntajeJugador2+parseInt(tiro2);</text:p>
      <text:p text:style-name="Standard"><text:tab/><text:tab/>}</text:p>
      <text:p text:style-name="Standard"><text:tab/><text:tab/>if(parseInt(tiro3)%2!=0)</text:p>
      <text:p text:style-name="Standard"><text:tab/><text:tab/>{</text:p>
      <text:p text:style-name="Standard"><text:tab/><text:tab/><text:tab/>AcumPuntajeJugador2=AcumPuntajeJugador2+parseInt(tiro3);</text:p>
      <text:p text:style-name="Standard"><text:tab/><text:tab/>}</text:p>
      <text:p text:style-name="Standard"/>
      <text:p text:style-name="Standard"><text:tab/><text:tab/>PuntajeTirosJ2[TirosJugador2-1]= AcumPuntajeJugador2;</text:p>
      <text:p text:style-name="Standard"><text:tab/><text:tab/>TirosJugador2=parseInt(TirosJugador2)+1;</text:p>
      <text:p text:style-name="Standard"><text:tab/><text:tab/></text:p>
      <text:p text:style-name="Standard"/>
      <text:p text:style-name="Standard"><text:tab/><text:tab/>if(TirosJugador2==TirosPorJugador){</text:p>
      <text:p text:style-name="Standard"><text:tab/><text:tab/><text:tab/><text:tab/>document.getElementById('Jugador1').disabled=false;</text:p>
      <text:p text:style-name="Standard"><text:tab/><text:tab/><text:tab/>document.getElementById('Jugador2').disabled=true;</text:p>
      <text:p text:style-name="Standard"><text:tab/><text:tab/><text:tab/>var Acum=0;</text:p>
      <text:p text:style-name="Standard"><text:tab/><text:tab/><text:tab/>TirosJugador2=0;</text:p>
      <text:p text:style-name="Standard"><text:tab/><text:tab/><text:tab/>for(i=0;i&lt;=2;i++){</text:p>
      <text:p text:style-name="Standard"><text:tab/><text:tab/><text:tab/><text:tab/><text:tab/><text:tab/><text:tab/><text:tab/>Acum=parseInt(Acum)+parseInt(PuntajeTirosJ2[i]);</text:p>
      <text:p text:style-name="Standard"><text:tab/><text:tab/><text:tab/><text:tab/></text:p>
      <text:p text:style-name="Standard"><text:tab/><text:tab/><text:tab/>}</text:p>
      <text:p text:style-name="Standard"><text:tab/><text:tab/><text:tab/><text:tab/>PuntajeRondasJ2[ContadorRondasJ2]=Acum;</text:p>
      <text:p text:style-name="Standard"><text:tab/><text:tab/><text:tab/><text:tab/>ContadorRondasJ2=ContadorRondasJ2+1</text:p>
      <text:p text:style-name="Standard"><text:tab/><text:tab/><text:tab/><text:tab/>ContadorRondas=ContadorRondas+1;</text:p>
      <text:p text:style-name="Standard"><text:tab/><text:tab/><text:tab/><text:tab/></text:p>
      <text:p text:style-name="Standard"><text:tab/>}</text:p>
      <text:p text:style-name="Standard"/>
      <text:p text:style-name="Standard"/>
      <text:p text:style-name="Standard">}</text:p>
      <text:p text:style-name="P1">Si las rondas finalizaron indica fin del juego y el ganador </text:p>
      <text:p text:style-name="Standard">if (ContadorRondas==Rondas)</text:p>
      <text:p text:style-name="Standard">{</text:p>
      <text:p text:style-name="Standard">alert("Fin del Juego");</text:p>
      <text:p text:style-name="Standard">var AcumRondasJ1=0;</text:p>
      <text:p text:style-name="Standard">var AcumRondasJ2=0;</text:p>
      <text:p text:style-name="Standard">for (var i = 0; i &lt;=3; i++) {</text:p>
      <text:p text:style-name="Standard"><text:tab/>AcumRondasJ1=parseInt(AcumRondasJ1)+parseInt(PuntajeRondasJ1[i]);</text:p>
      <text:p text:style-name="Standard"/>
      <text:p text:style-name="Standard">}</text:p>
      <text:p text:style-name="Standard"><text:soft-page-break/>for (var i = 0; i &lt;=3; i++) {</text:p>
      <text:p text:style-name="Standard"><text:tab/>AcumRondasJ2=parseInt(AcumRondasJ2)+parseInt(PuntajeRondasJ2[i]);</text:p>
      <text:p text:style-name="Standard"/>
      <text:p text:style-name="Standard">}</text:p>
      <text:p text:style-name="Standard"/>
      <text:p text:style-name="Standard">if (AcumRondasJ1&gt;AcumRondasJ2)</text:p>
      <text:p text:style-name="Standard">{</text:p>
      <text:p text:style-name="Standard">alert("Ganador Jugador 1");</text:p>
      <text:p text:style-name="Standard"/>
      <text:p text:style-name="Standard">}</text:p>
      <text:p text:style-name="Standard">else</text:p>
      <text:p text:style-name="Standard">{</text:p>
      <text:p text:style-name="Standard"><text:tab/>alert("Ganador Jugador 2");<text:tab/></text:p>
      <text:p text:style-name="Standard">}</text:p>
      <text:p text:style-name="Standard"/>
      <text:p text:style-name="Standard">}</text:p>
      <text:p text:style-name="Standard"/>
      <text:p text:style-name="Standard">}</text:p>
      <text:p text:style-name="Standard"/>
      <text:p text:style-name="Standard">En muchas comparaciones o asignaciones se usa el Parseint para que tome el valor de la variable como numerico </text:p>
      <text:p text:style-name="Standard"/>
      <text:p text:style-name="Standard"/>
      <text:p text:style-name="Standard">Genera numeros aleatorios y los guarda en los imput box <text:s/>de acuerdo al jugador pasado por parametro </text:p>
      <text:p text:style-name="Standard"/>
      <text:p text:style-name="Standard">function Generar(NroJugador){</text:p>
      <text:p text:style-name="Standard"><text:tab/>var num1 = Math.floor((Math.random() * (7-1))+1);</text:p>
      <text:p text:style-name="Standard"><text:tab/>var num2 = Math.floor((Math.random() * (7-1))+1);</text:p>
      <text:p text:style-name="Standard"><text:tab/>var num3 = Math.floor((Math.random() * (7-1))+1);</text:p>
      <text:p text:style-name="Standard"><text:tab/>if(NroJugador==1){</text:p>
      <text:p text:style-name="Standard"><text:tab/>document.getElementById("txtValorDado1J1").value=num1;</text:p>
      <text:p text:style-name="Standard"><text:tab/>document.getElementById("txtValorDado2J1").value=num2;</text:p>
      <text:p text:style-name="Standard"><text:tab/>document.getElementById("txtValorDado3J1").value=num3;</text:p>
      <text:p text:style-name="Standard">}</text:p>
      <text:p text:style-name="Standard">else</text:p>
      <text:p text:style-name="Standard">{</text:p>
      <text:p text:style-name="Standard"/>
      <text:p text:style-name="Standard"><text:tab/>document.getElementById("txtValorDado1J2").value=num1;</text:p>
      <text:p text:style-name="Standard"><text:tab/>document.getElementById("txtValorDado2J2").value=num2;</text:p>
      <text:p text:style-name="Standard"><text:tab/>document.getElementById("txtValorDado3J2").value=num3;<text:tab/></text:p>
      <text:p text:style-name="Standard">}</text:p>
      <text:p text:style-name="Standard">La funcion Math es para calculos matematicos, con la propiedad floor realiza la operación que se encuentre dentro del parentesis (en este caso una multiplicacion). Con la propiedad random, genera un numero aleatorio <text:s/>entre los numeros que se especifican en el parentesis </text:p>
      <text:p text:style-name="Standard"/>
      <text:p text:style-name="P1">CalculoTortilla</text:p>
      <text:p text:style-name="Standard">Esta funcion es la que usa el boton correspondiente en el menu. La logica es, primero hacer las validaciones que pide el ejercicio y despues analizar los ingredientes solo en caso que haya pasado las validaciones </text:p>
      <text:p text:style-name="Standard"/>
      <text:p text:style-name="Standard"/>
      <text:p text:style-name="Standard"><text:soft-page-break/>function CalculoTortilla()</text:p>
      <text:p text:style-name="Standard">{</text:p>
      <text:p text:style-name="Standard"><text:tab/>var Validado=0;</text:p>
      <text:p text:style-name="Standard"><text:tab/>var ValidaCarga=0;</text:p>
      <text:p text:style-name="Standard"><text:tab/>var SumaIngredientesCargados=0;</text:p>
      <text:p text:style-name="Standard">var CantidadTortillas=0;</text:p>
      <text:p text:style-name="Standard"/>
      <text:p text:style-name="Standard">del ciclo while no va a salir hasta que se cargue un valor valido (solo numeros <text:s/>y la cantidad de huevos no puede ser decimal )</text:p>
      <text:p text:style-name="Standard">while(true){<text:tab/></text:p>
      <text:p text:style-name="Standard"/>
      <text:p text:style-name="Standard"><text:tab/>var EntHuevos=prompt("Cantidad de Huevos");</text:p>
      <text:p text:style-name="Standard"><text:tab/>if(!isNaN(EntHuevos) &amp;&amp; EntHuevos != null &amp;&amp; EntHuevos != ""){ Aca pregunta sino es carácter, sino esta vacio o sino es nulo</text:p>
      <text:p text:style-name="Standard"><text:tab/><text:tab/>if((EntHuevos%1)==0){ Si al dividir por 1 <text:s/>no da con decimales entonces es correcto y se deja de validar sino informa </text:p>
      <text:p text:style-name="Standard"><text:tab/><text:tab/><text:tab/>break;</text:p>
      <text:p text:style-name="Standard"><text:tab/><text:tab/>}</text:p>
      <text:p text:style-name="Standard"><text:tab/><text:tab/><text:tab/>else</text:p>
      <text:p text:style-name="Standard"><text:tab/><text:tab/><text:tab/>{</text:p>
      <text:p text:style-name="Standard"><text:tab/><text:tab/><text:tab/><text:tab/>alert("Este Valor No puede se Decimal ");</text:p>
      <text:p text:style-name="Standard"><text:tab/><text:tab/><text:tab/><text:tab/>continue;</text:p>
      <text:p text:style-name="Standard"><text:tab/><text:tab/><text:tab/>}</text:p>
      <text:p text:style-name="Standard"/>
      <text:p text:style-name="Standard"><text:tab/>}</text:p>
      <text:p text:style-name="Standard"><text:tab/>else</text:p>
      <text:p text:style-name="Standard"><text:tab/>{</text:p>
      <text:p text:style-name="Standard"><text:tab/><text:tab/>alert("Debe cargar Solo Numeros");</text:p>
      <text:p text:style-name="Standard"><text:tab/><text:tab/>continue;</text:p>
      <text:p text:style-name="Standard"><text:tab/>}</text:p>
      <text:p text:style-name="Standard">}</text:p>
      <text:p text:style-name="Standard"/>
      <text:p text:style-name="Standard">en la cebolla y en las papas solo valida que sean numeros como el caso anterior </text:p>
      <text:p text:style-name="Standard">while(true){<text:tab/></text:p>
      <text:p text:style-name="Standard"/>
      <text:p text:style-name="Standard"><text:tab/>var EntCebolla=prompt("Cantidad de Cebolla");</text:p>
      <text:p text:style-name="Standard"><text:tab/>if(!isNaN(EntCebolla) &amp;&amp; EntCebolla != null &amp;&amp; EntCebolla != ""){</text:p>
      <text:p text:style-name="Standard"><text:tab/><text:tab/></text:p>
      <text:p text:style-name="Standard"><text:tab/><text:tab/>break;</text:p>
      <text:p text:style-name="Standard"><text:tab/>}</text:p>
      <text:p text:style-name="Standard"><text:tab/>else</text:p>
      <text:p text:style-name="Standard"><text:tab/>{</text:p>
      <text:p text:style-name="Standard"><text:tab/><text:tab/>alert("Debe cargar Solo Numeros");</text:p>
      <text:p text:style-name="Standard"><text:tab/><text:tab/>continue;</text:p>
      <text:p text:style-name="Standard"><text:tab/>}</text:p>
      <text:p text:style-name="Standard">}</text:p>
      <text:p text:style-name="Standard"/>
      <text:p text:style-name="Standard">while(true){<text:tab/></text:p>
      <text:p text:style-name="Standard"/>
      <text:p text:style-name="Standard"><text:tab/>var EntPapa=prompt("Cantidad de Papa");</text:p>
      <text:p text:style-name="Standard"><text:tab/></text:p>
      <text:p text:style-name="Standard"><text:tab/>if(!isNaN(EntPapa) &amp;&amp; EntPapa != null &amp;&amp; EntPapa != ""){</text:p>
      <text:p text:style-name="Standard"><text:soft-page-break/><text:tab/><text:tab/>break;</text:p>
      <text:p text:style-name="Standard"><text:tab/>}</text:p>
      <text:p text:style-name="Standard"><text:tab/>else</text:p>
      <text:p text:style-name="Standard"><text:tab/>{</text:p>
      <text:p text:style-name="Standard"><text:tab/><text:tab/>alert("Debe cargar Solo Numeros");</text:p>
      <text:p text:style-name="Standard"><text:tab/><text:tab/>continue;</text:p>
      <text:p text:style-name="Standard"><text:tab/>}</text:p>
      <text:p text:style-name="Standard">}</text:p>
      <text:p text:style-name="Standard"/>
      <text:p text:style-name="Standard">Huevos, Cebolla y Papa son constantes que puse al principio del codigo, EntHuevo , EntCebolla y EntPapa son las que cargue por teclado, con eso empiezo a validar los ingredientes</text:p>
      <text:p text:style-name="Standard"/>
      <text:p text:style-name="Standard">if (EntHuevos&gt;=Huevos)</text:p>
      <text:p text:style-name="Standard">{</text:p>
      <text:p text:style-name="Standard"><text:tab/>if (EntCebolla&gt;=Cebolla)<text:tab/>{</text:p>
      <text:p text:style-name="Standard"/>
      <text:p text:style-name="Standard"><text:tab/><text:tab/>if (EntPapa&gt;=Papa)</text:p>
      <text:p text:style-name="Standard"><text:tab/><text:tab/>{</text:p>
      <text:p text:style-name="Standard"><text:tab/><text:tab/><text:tab/>Validado=1;</text:p>
      <text:p text:style-name="Standard"><text:tab/><text:tab/>}</text:p>
      <text:p text:style-name="Standard"><text:tab/><text:tab/>else</text:p>
      <text:p text:style-name="Standard"><text:tab/><text:tab/>{</text:p>
      <text:p text:style-name="Standard"><text:tab/><text:tab/><text:tab/>alert("La Cantidad de Papa es insuficiente");</text:p>
      <text:p text:style-name="Standard"><text:tab/><text:tab/><text:tab/>Validado=0;</text:p>
      <text:p text:style-name="Standard"><text:tab/><text:tab/>}</text:p>
      <text:p text:style-name="Standard"><text:tab/>}</text:p>
      <text:p text:style-name="Standard"><text:tab/><text:tab/>else</text:p>
      <text:p text:style-name="Standard"><text:tab/><text:tab/>{</text:p>
      <text:p text:style-name="Standard"><text:tab/><text:tab/><text:tab/>alert("La Cantidad de Cebolla es insuficiente");</text:p>
      <text:p text:style-name="Standard"><text:tab/><text:tab/><text:tab/>Validado=0;</text:p>
      <text:p text:style-name="Standard"><text:tab/><text:tab/>}</text:p>
      <text:p text:style-name="Standard"/>
      <text:p text:style-name="Standard">}</text:p>
      <text:p text:style-name="Standard"><text:tab/>else</text:p>
      <text:p text:style-name="Standard"><text:tab/><text:tab/>{</text:p>
      <text:p text:style-name="Standard"><text:tab/><text:tab/><text:tab/>alert("La Cantidad de Huevos es insuficiente");</text:p>
      <text:p text:style-name="Standard"><text:tab/><text:tab/><text:tab/>Validado=0;</text:p>
      <text:p text:style-name="Standard"><text:tab/><text:tab/>}</text:p>
      <text:p text:style-name="Standard">Si la variable Validado queda en 1 <text:s/>es porque paso todas las validaciones</text:p>
      <text:p text:style-name="Standard"/>
      <text:p text:style-name="Standard">if(Validado==1)</text:p>
      <text:p text:style-name="Standard">{</text:p>
      <text:p text:style-name="Standard"><text:tab/>if (EntHuevos==Huevos) si la cantidad de huevos es la que pide la receta no importa la demas y ya informo que se puede hacer 1 tortilla </text:p>
      <text:p text:style-name="Standard"><text:tab/>{</text:p>
      <text:p text:style-name="Standard"><text:tab/><text:tab/>alert("Pueden Hacerse 1 Tortilla");<text:tab/><text:tab/></text:p>
      <text:p text:style-name="Standard"><text:tab/>}</text:p>
      <text:p text:style-name="Standard">sino sumo los ingredientes que cargue </text:p>
      <text:p text:style-name="Standard"><text:tab/>SumaIngredientesCargados=parseInt(EntHuevos)+parseFloat(EntPapa)+parseFloat(EntCebolla);</text:p>
      <text:p text:style-name="Standard"/>
      <text:p text:style-name="Standard"><text:tab/></text:p>
      <text:p text:style-name="Standard"><text:soft-page-break/>Divido esa suma de los que cargue con la suma de ingredientes que tambien es fija, al principio de todo del .js estan las 4 constantes</text:p>
      <text:p text:style-name="Standard"/>
      <text:p text:style-name="Standard">CantidadTortillas=parseInt(parseFloat(SumaIngredientesCargados)/parseFloat(SumaIngredientes));</text:p>
      <text:p text:style-name="Standard"/>
      <text:p text:style-name="Standard"><text:tab/>alert("Pueden Hacerse "+ CantidadTortillas+" Tortillas");</text:p>
      <text:p text:style-name="Standard"/>
      <text:p text:style-name="Standard"/>
      <text:p text:style-name="Standard">}<text:tab/><text:tab/></text:p>
      <text:p text:style-name="Standard"/>
      <text:p text:style-name="Standard"/>
      <text:p text:style-name="Standard">}</text:p>
      <text:p text:style-name="Standard"/>
      <text:p text:style-name="P1">CargaVector</text:p>
      <text:p text:style-name="P1"/>
      <text:p text:style-name="P3">Esta funcion es para usar el la carga de numeros </text:p>
      <text:p text:style-name="P3"/>
      <text:p text:style-name="Standard">function CargaVector(){</text:p>
      <text:p text:style-name="Standard"><text:tab/></text:p>
      <text:p text:style-name="Standard"><text:tab/>var Numero=prompt("Ingrese Numero");<text:tab/></text:p>
      <text:p text:style-name="Standard"><text:tab/>while(Numero!=0){<text:tab/></text:p>
      <text:p text:style-name="Standard"><text:tab/><text:tab/></text:p>
      <text:p text:style-name="Standard"><text:tab/><text:tab/></text:p>
      <text:p text:style-name="Standard"><text:tab/><text:tab/>if(!isNaN(Numero) &amp;&amp; Numero != null &amp;&amp; Numero != ""){</text:p>
      <text:p text:style-name="Standard"><text:tab/><text:tab/><text:tab/>if (Numero&gt;0) {</text:p>
      <text:p text:style-name="Standard"/>
      <text:p text:style-name="Standard"><text:tab/><text:tab/><text:tab/><text:tab/><text:tab/>NumerosEjercicio1[Contador]=Numero;</text:p>
      <text:p text:style-name="Standard"/>
      <text:p text:style-name="Standard"><text:tab/><text:tab/><text:tab/><text:tab/>alert("Nro Correcto "+parseInt(Contador)+" Ingresado/s ");</text:p>
      <text:p text:style-name="Standard"/>
      <text:p text:style-name="Standard"><text:tab/><text:tab/><text:tab/><text:tab/>if (parseInt(Contador)==6){ Si ya se cargaron mas de 5 numeros entonces hablita el resto de los botones </text:p>
      <text:p text:style-name="Standard"/>
      <text:p text:style-name="Standard"><text:tab/><text:tab/><text:tab/><text:tab/><text:tab/>document.getElementById('menor').disabled = false;</text:p>
      <text:p text:style-name="Standard"><text:tab/><text:tab/><text:tab/><text:tab/><text:tab/>document.getElementById('mayor').disabled = false;</text:p>
      <text:p text:style-name="Standard"><text:tab/><text:tab/><text:tab/><text:tab/><text:tab/>document.getElementById('divisor').disabled = false;</text:p>
      <text:p text:style-name="Standard"><text:tab/><text:tab/><text:tab/><text:tab/><text:tab/>document.getElementById('descendente').disabled = false;</text:p>
      <text:p text:style-name="Standard"><text:tab/><text:tab/><text:tab/><text:tab/><text:tab/>document.getElementById('resetiar').disabled = false;</text:p>
      <text:p text:style-name="Standard"/>
      <text:p text:style-name="Standard">menor, mayor,divisor,descendiente, resetiar son los id de los botones que estan en el html </text:p>
      <text:p text:style-name="Standard"><text:tab/><text:tab/><text:tab/><text:tab/>}</text:p>
      <text:p text:style-name="Standard"><text:tab/><text:tab/><text:tab/><text:tab/>Contador=Contador+1;</text:p>
      <text:p text:style-name="Standard"/>
      <text:p text:style-name="Standard"><text:tab/><text:tab/><text:tab/>}</text:p>
      <text:p text:style-name="Standard"><text:tab/><text:tab/><text:tab/>else{</text:p>
      <text:p text:style-name="Standard"><text:tab/><text:tab/><text:tab/><text:tab/></text:p>
      <text:p text:style-name="Standard"><text:tab/><text:tab/><text:tab/><text:tab/>alert("El Numero debe ser Positivo");</text:p>
      <text:p text:style-name="Standard"><text:tab/><text:tab/><text:tab/><text:tab/></text:p>
      <text:p text:style-name="Standard"><text:tab/><text:tab/><text:tab/></text:p>
      <text:p text:style-name="Standard"><text:tab/><text:tab/><text:tab/></text:p>
      <text:p text:style-name="Standard"><text:tab/><text:tab/><text:tab/>}</text:p>
      <text:p text:style-name="Standard"><text:tab/><text:tab/>}</text:p>
      <text:p text:style-name="Standard"><text:soft-page-break/><text:tab/><text:tab/>else</text:p>
      <text:p text:style-name="Standard"><text:tab/><text:tab/>{</text:p>
      <text:p text:style-name="Standard"><text:tab/><text:tab/><text:tab/>alert("Solo deben Cargarse Numeros");</text:p>
      <text:p text:style-name="Standard"><text:tab/><text:tab/><text:tab/></text:p>
      <text:p text:style-name="Standard"><text:tab/><text:tab/>}</text:p>
      <text:p text:style-name="Standard"><text:tab/><text:tab/>Numero=prompt("Ingrese Numero");</text:p>
      <text:p text:style-name="Standard"><text:tab/><text:tab/>continue</text:p>
      <text:p text:style-name="Standard"><text:tab/>}</text:p>
      <text:p text:style-name="Standard">return;</text:p>
      <text:p text:style-name="Standard">}</text:p>
      <text:p text:style-name="Standard"/>
      <text:p text:style-name="Standard"/>
      <text:p text:style-name="P1">BusquedaMenor y BusquedaMayor</text:p>
      <text:p text:style-name="P1"/>
      <text:p text:style-name="P3">Esta funciones buscar el mayor y el menor de los numeros cargados anteriormente solo cambian en el if para ir guardando el mayor o el meno según corresponda </text:p>
      <text:p text:style-name="Standard"/>
      <text:p text:style-name="Standard">function BusquedaMenor(){</text:p>
      <text:p text:style-name="Standard"/>
      <text:p text:style-name="Standard"/>
      <text:p text:style-name="Standard"><text:tab/>var AuxMenor=NumerosEjercicio1[1];</text:p>
      <text:p text:style-name="Standard"><text:tab/></text:p>
      <text:p text:style-name="Standard"><text:tab/>for(i=0;i&lt;=NumerosEjercicio1.length;i++){</text:p>
      <text:p text:style-name="Standard"><text:tab/></text:p>
      <text:p text:style-name="Standard"><text:tab/><text:tab/>if (parseInt(NumerosEjercicio1[i])&lt;parseInt(AuxMenor)){</text:p>
      <text:p text:style-name="Standard"><text:tab/><text:tab/><text:tab/>AuxMenor=NumerosEjercicio1[i];</text:p>
      <text:p text:style-name="Standard"/>
      <text:p text:style-name="Standard"><text:tab/><text:tab/>}</text:p>
      <text:p text:style-name="Standard"/>
      <text:p text:style-name="Standard"><text:tab/>}</text:p>
      <text:p text:style-name="Standard"><text:tab/>document.getElementById("MenorIgresado").innerHTML='El Menor Ingresado es '+AuxMenor;</text:p>
      <text:p text:style-name="Standard"><text:tab/></text:p>
      <text:p text:style-name="Standard"><text:tab/></text:p>
      <text:p text:style-name="Standard">MenorIngresado <text:s/>es el id de un label que esta en el html, innerHTML es una propiedad para poner el texto que ahi se ve le estoy mandando y lo escriba en pantalla </text:p>
      <text:p text:style-name="Standard"><text:tab/><text:tab/></text:p>
      <text:p text:style-name="Standard"/>
      <text:p text:style-name="Standard">}</text:p>
      <text:p text:style-name="Standard"/>
      <text:p text:style-name="Standard">function BusquedaMayor(){</text:p>
      <text:p text:style-name="Standard"/>
      <text:p text:style-name="Standard"/>
      <text:p text:style-name="Standard"><text:tab/> AuxMayor=NumerosEjercicio1[1];</text:p>
      <text:p text:style-name="Standard"><text:tab/> </text:p>
      <text:p text:style-name="Standard"><text:tab/>for(i=0;i&lt;=NumerosEjercicio1.length;i++){</text:p>
      <text:p text:style-name="Standard"><text:tab/></text:p>
      <text:p text:style-name="Standard"/>
      <text:p text:style-name="Standard"><text:tab/><text:tab/>if (parseInt(NumerosEjercicio1[i])&gt;parseInt(AuxMayor)){</text:p>
      <text:p text:style-name="Standard"><text:tab/><text:tab/><text:tab/>AuxMayor=NumerosEjercicio1[i];</text:p>
      <text:p text:style-name="Standard"/>
      <text:p text:style-name="Standard"><text:tab/><text:tab/>}</text:p>
      <text:p text:style-name="Standard"><text:soft-page-break/></text:p>
      <text:p text:style-name="Standard"><text:tab/>}</text:p>
      <text:p text:style-name="Standard"><text:tab/>document.getElementById("MayorIngresado").innerHTML='El Mayor Ingresado es '+AuxMayor;</text:p>
      <text:p text:style-name="Standard"/>
      <text:p text:style-name="Standard">MayorIngresado <text:s/>es el id de un label que esta en el html, innerHTML es una propiedad para poner el texto que ahi se ve le estoy mandando y lo escriba en pantalla </text:p>
      <text:p text:style-name="Standard">}</text:p>
      <text:p text:style-name="Standard"/>
      <text:p text:style-name="P1">Funcion Reset</text:p>
      <text:p text:style-name="P3"/>
      <text:p text:style-name="P3">Esta funcion se llama desde el boton resetiar <text:s/>pone en cero los contadores, borra el array <text:s/>desactiva los botones y borra lo que se haya escrito en las etiquetas de mayor, menor, divisor</text:p>
      <text:p text:style-name="P1"/>
      <text:p text:style-name="P3">function Reset(){</text:p>
      <text:p text:style-name="P1"/>
      <text:p text:style-name="P3"><text:tab/>AuxMayor=0;</text:p>
      <text:p text:style-name="P3"><text:tab/>AuxMenor=0;</text:p>
      <text:p text:style-name="P3"><text:tab/>Contador=0;</text:p>
      <text:p text:style-name="P3"><text:tab/>var NumerosEjercicio1=new Array();</text:p>
      <text:p text:style-name="P3"/>
      <text:p text:style-name="P3"><text:tab/>document.getElementById('menor').disabled = true;</text:p>
      <text:p text:style-name="P3"><text:tab/>document.getElementById('mayor').disabled = true;</text:p>
      <text:p text:style-name="P3"><text:tab/>document.getElementById('divisor').disabled = true;</text:p>
      <text:p text:style-name="P3"><text:tab/>document.getElementById('descendente').disabled = true;</text:p>
      <text:p text:style-name="P3"><text:tab/>document.getElementById('resetiar').disabled = true;</text:p>
      <text:p text:style-name="P3"><text:tab/>document.getElementById("DivisorDeMayor").innerHTML="";</text:p>
      <text:p text:style-name="P3"><text:tab/>document.getElementById("MayorIngresado").innerHTML="";</text:p>
      <text:p text:style-name="P3"><text:tab/>document.getElementById("MenorIgresado").innerHTML="";</text:p>
      <text:p text:style-name="P3"/>
      <text:p text:style-name="P3">}</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elo Radomskiy</meta:initial-creator>
    <meta:creation-date>2019-09-26T17:15:47.10</meta:creation-date>
    <dc:date>2019-09-28T11:47:31.31</dc:date>
    <dc:creator>Marcelo Radomskiy</dc:creator>
    <meta:editing-duration>PT29M4S</meta:editing-duration>
    <meta:editing-cycles>2</meta:editing-cycles>
    <meta:generator>OpenOffice/4.1.1$Win32 OpenOffice.org_project/411m6$Build-9775</meta:generator>
    <meta:document-statistic meta:table-count="0" meta:image-count="0" meta:object-count="0" meta:page-count="8" meta:paragraph-count="297" meta:word-count="1014" meta:character-count="9462"/>
  </office:meta>
</office:document-meta>
</file>